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fe7f5" draw:textarea-horizontal-align="justify" draw:textarea-vertical-align="middle" draw:auto-grow-height="false" fo:min-height="3.983cm" fo:min-width="4.825cm"/>
    </style:style>
    <style:style style:name="gr2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4.45cm" fo:min-width="14.601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347cm" fo:min-width="1.857cm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145cm" fo:min-width="1.944cm"/>
    </style:style>
    <style:style style:name="gr5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5.032cm" fo:min-width="3.5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cfe7f5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325cm" svg:height="4.233cm" svg:x="20.65cm" svg:y="20.759cm">
          <text:p text:style-name="P1"><text:span text:style-name="T1">Controlador</text:span></text:p>
          <text:p text:style-name="P1"><text:span text:style-name="T2">Administra las solicitudes</text:span></text:p>
          <text:p text:style-name="P1"><text:span text:style-name="T2">del usuario.</text:span></text:p>
          <text:p text:style-name="P1"><text:span text:style-name="T2">Selecciona el comportamiento</text:span></text:p>
          <text:p text:style-name="P1"><text:span text:style-name="T2">del modelo.</text:span></text:p>
          <text:p text:style-name="P1"><text:span text:style-name="T2">Selecciona la respuesta de</text:span></text:p>
          <text:p text:style-name="P1"><text:span text:style-name="T2">la vista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325cm" svg:height="4.233cm" svg:x="28.438cm" svg:y="24.971cm">
          <text:p text:style-name="P1"><text:span text:style-name="T1">Modelo</text:span></text:p>
          <text:p text:style-name="P1"><text:span text:style-name="T2">Contiene las funciones.</text:span></text:p>
          <text:p text:style-name="P1"><text:span text:style-name="T2">Contiene objetos de contenido.</text:span></text:p>
          <text:p text:style-name="P1"><text:span text:style-name="T2">Incorpora estados de la</text:span></text:p>
          <text:p text:style-name="P1"><text:span text:style-name="T2">webap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325cm" svg:height="4.233cm" svg:x="20.65cm" svg:y="28.22cm">
          <text:p text:style-name="P1"><text:span text:style-name="T1">Vista</text:span></text:p>
          <text:p text:style-name="P1"><text:span text:style-name="T2">Prepara los datos del modelo.</text:span></text:p>
          <text:p text:style-name="P1"><text:span text:style-name="T2">Solicita actualizaciones del</text:span></text:p>
          <text:p text:style-name="P1"><text:span text:style-name="T2">Modelo.</text:span></text:p>
          <text:p text:style-name="P1"><text:span text:style-name="T2">Presenta la vista seleccionada</text:span></text:p>
          <text:p text:style-name="P1"><text:span text:style-name="T2">por el controlador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151cm" svg:height="14.75cm" svg:x="19.919cm" svg:y="20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406cm" svg:height="4.234cm" svg:x="37.231cm" svg:y="24.9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xml:id="id4" draw:id="id4" draw:layer="layout" svg:width="3.454cm" svg:height="3.387cm" svg:x="12.901cm" svg:y="24.308cm">
          <text:p text:style-name="P5"><text:span text:style-name="T3">Naveg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08cm" svg:height="5.332cm" svg:x="12.564cm" svg:y="23.52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912cm" svg:height="0.721cm" svg:x="14.795cm" svg:y="28.14cm">
          <draw:text-box>
            <text:p text:style-name="P7"><text:span text:style-name="T1">Cliente</text:span></text:p>
          </draw:text-box>
        </draw:frame>
        <draw:connector draw:style-name="gr7" draw:text-style-name="P9" draw:layer="layout" svg:x1="25.975cm" svg:y1="22.875cm" svg:x2="31.1cm" svg:y2="24.971cm" draw:start-shape="id1" draw:start-glue-point="1" draw:end-shape="id2" draw:end-glue-point="0" svg:d="M25975 22875h5125v2096" svg:viewBox="0 0 5126 2097">
          <text:p><text:span text:style-name="T4"/></text:p>
        </draw:connector>
        <draw:connector draw:style-name="gr8" draw:text-style-name="P4" draw:layer="layout" draw:line-skew="0.648cm" svg:x1="23.312cm" svg:y1="32.453cm" svg:x2="31.1cm" svg:y2="29.204cm" draw:start-shape="id3" draw:start-glue-point="2" draw:end-shape="id2" svg:d="M23312 32453v1148h7788v-4397" svg:viewBox="0 0 7789 4398">
          <text:p/>
        </draw:connector>
        <draw:connector draw:style-name="gr8" draw:text-style-name="P4" draw:layer="layout" svg:x1="28.438cm" svg:y1="27.087cm" svg:x2="25.975cm" svg:y2="30.336cm" draw:start-shape="id2" draw:start-glue-point="3" draw:end-shape="id3" draw:end-glue-point="1" svg:d="M28438 27087h-1232v3249h-1231" svg:viewBox="0 0 2464 3250">
          <text:p/>
        </draw:connector>
        <draw:frame draw:style-name="gr6" draw:text-style-name="P11" draw:layer="layout" svg:width="3.52cm" svg:height="1.421cm" svg:x="31.08cm" svg:y="22.638cm">
          <draw:text-box>
            <text:p text:style-name="P10"><text:span text:style-name="T4">Solicitud de </text:span></text:p>
            <text:p text:style-name="P10"><text:span text:style-name="T4">comportamiento </text:span></text:p>
            <text:p text:style-name="P10"><text:span text:style-name="T4">(cambio de estado)</text:span></text:p>
          </draw:text-box>
        </draw:frame>
        <draw:frame draw:style-name="gr6" draw:text-style-name="P11" draw:layer="layout" svg:width="2.581cm" svg:height="1.031cm" svg:x="31.058cm" svg:y="30.46cm">
          <draw:text-box>
            <text:p text:style-name="P10"><text:span text:style-name="T4">Actualización</text:span><text:span text:style-name="T4"><text:line-break/></text:span><text:span text:style-name="T4">de solicitud</text:span></text:p>
          </draw:text-box>
        </draw:frame>
        <draw:frame draw:style-name="gr6" draw:text-style-name="P11" draw:layer="layout" svg:width="1.992cm" svg:height="1.031cm" svg:x="27.294cm" svg:y="29.703cm">
          <draw:text-box>
            <text:p text:style-name="P10"><text:span text:style-name="T4">Datos del</text:span><text:span text:style-name="T4"><text:line-break/></text:span><text:span text:style-name="T4">modelo</text:span></text:p>
          </draw:text-box>
        </draw:frame>
        <draw:frame draw:style-name="gr6" draw:text-style-name="P11" draw:layer="layout" svg:width="2.894cm" svg:height="1.031cm" svg:x="23.24cm" svg:y="26.182cm">
          <draw:text-box>
            <text:p text:style-name="P10"><text:span text:style-name="T4">Selección de la</text:span><text:span text:style-name="T4"><text:line-break/></text:span><text:span text:style-name="T4">vista</text:span></text:p>
          </draw:text-box>
        </draw:frame>
        <draw:connector draw:style-name="gr8" draw:text-style-name="P4" draw:layer="layout" svg:x1="23.312cm" svg:y1="24.992cm" svg:x2="23.312cm" svg:y2="28.22cm" draw:start-shape="id1" draw:start-glue-point="2" draw:end-shape="id3" draw:end-glue-point="0" svg:d="M23312 24992v3228" svg:viewBox="0 0 1 3229">
          <text:p/>
        </draw:connector>
        <draw:frame draw:style-name="gr6" draw:text-style-name="P8" draw:layer="layout" svg:width="2.217cm" svg:height="0.721cm" svg:x="32.552cm" svg:y="34.022cm">
          <draw:text-box>
            <text:p><text:span text:style-name="T1">Servidor</text:span></text:p>
          </draw:text-box>
        </draw:frame>
        <draw:frame draw:style-name="gr6" draw:text-style-name="P8" draw:layer="layout" svg:width="3.554cm" svg:height="0.721cm" svg:x="36.541cm" svg:y="29.367cm">
          <draw:text-box>
            <text:p><text:span text:style-name="T1">Datos externos</text:span></text:p>
          </draw:text-box>
        </draw:frame>
        <draw:connector draw:style-name="gr8" draw:text-style-name="P4" draw:layer="layout" draw:type="line" svg:x1="20.65cm" svg:y1="30.336cm" svg:x2="15.85cm" svg:y2="27.199cm" draw:start-shape="id3" draw:start-glue-point="3" draw:end-shape="id4" draw:end-glue-point="9" svg:d="M20650 30336l-4800-3137" svg:viewBox="0 0 4801 3138">
          <text:p/>
        </draw:connector>
        <draw:connector draw:style-name="gr8" draw:text-style-name="P4" draw:layer="layout" draw:type="line" svg:x1="15.85cm" svg:y1="24.804cm" svg:x2="20.65cm" svg:y2="22.875cm" draw:start-shape="id4" draw:start-glue-point="11" draw:end-shape="id1" draw:end-glue-point="3" svg:d="M15850 24804l4800-1929" svg:viewBox="0 0 4801 1930">
          <text:p/>
        </draw:connector>
        <draw:frame draw:style-name="gr6" draw:text-style-name="P11" draw:layer="layout" svg:width="2.225cm" svg:height="1.421cm" svg:x="17.179cm" svg:y="21.928cm">
          <draw:text-box>
            <text:p text:style-name="P10"><text:span text:style-name="T4">Solicitud</text:span><text:span text:style-name="T4"><text:line-break/></text:span><text:span text:style-name="T4">o datos</text:span><text:span text:style-name="T4"><text:line-break/></text:span><text:span text:style-name="T4">del usuario</text:span></text:p>
          </draw:text-box>
        </draw:frame>
        <draw:frame draw:style-name="gr6" draw:text-style-name="P11" draw:layer="layout" svg:width="2.479cm" svg:height="0.641cm" svg:x="16.913cm" svg:y="29.258cm">
          <draw:text-box>
            <text:p text:style-name="P10"><text:span text:style-name="T4">Datos HTML</text:span></text:p>
          </draw:text-box>
        </draw:frame>
        <draw:connector draw:style-name="gr9" draw:text-style-name="P4" draw:layer="layout" svg:x1="33.763cm" svg:y1="27.087cm" svg:x2="37.231cm" svg:y2="27.093cm" draw:start-shape="id2" draw:start-glue-point="1" draw:end-shape="id5" draw:end-glue-point="6" svg:d="M33763 27087h1722v6h1746" svg:viewBox="0 0 3469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1:12:00.437097000</meta:creation-date>
    <meta:generator>LibreOffice/4.4.4.3$MacOSX_X86_64 LibreOffice_project/2c39ebcf046445232b798108aa8a7e7d89552ea8</meta:generator>
    <dc:date>2016-09-15T11:36:22.195403000</dc:date>
    <meta:editing-duration>PT24M17S</meta:editing-duration>
    <meta:editing-cycles>9</meta:editing-cycles>
    <meta:document-statistic meta:object-count="23"/>
  </office:meta>
</office:document-meta>
</file>